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1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Type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Joseph Blumenthal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November 23, 1891</text:p>
      <text:p text:style-name="P4">Month<text:tab/><text:tab/><text:tab/><text:tab/><text:tab/><text:tab/>November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C/</text:p>
      <text:p text:style-name="P2"><text:s/>O/</text:p>
      <text:p text:style-name="P2"><text:s text:c="2"/>P/</text:p>
      <text:p text:style-name="P2"><text:s text:c="3"/>Y/</text:p>
      <text:p text:style-name="P2">Hon. Joseph Blumenthal/</text:p>
      <text:p text:style-name="P2"><text:tab/>My Dear Sir/</text:p>
      <text:p text:style-name="P2"><text:tab/><text:tab/>I regret my not having met you at various times when/ I called at your office./</text:p>
      <text:p text:style-name="P2"><text:tab/>I desired to have our interview on different topics./ <text:s/>What I now say, however, requires your attention in connection w ith[sic!]/ that of your colleagues./</text:p>
      <text:p text:style-name="P2"><text:tab/>The two lads who have been studying with me are poor./ <text:s/>From time to time I have given them some help. <text:s/>Finding that the plan/ of collecting from private individuals does not answer, I arrived/ at the conclusion that I ought to ask the assistance of the J. T. S./</text:p>
      <text:p text:style-name="P2"><text:tab/>The boys' parents could not remove to N. Y. and were/ they willing to part with the children, the latter would cost/ the institution much more than I have occasionally afforded them./</text:p>
      <text:p text:style-name="P2"><text:soft-page-break/><text:tab/>I talked the matter over with Dr. S. S. Cohen, and he/ coincided with me, that a requisition from the general funds would/ be within the line of our working./</text:p>
      <text:p text:style-name="P2"><text:tab/>So far the two students have received about a dollar/ a week each. <text:s/>Will you have the kindness to consult the Board of/ Trustees, and let me hear at your convenience? <text:s/>Our Branch, I/ think, has done well. <text:s/>I shall be in Baltimore next Sunday and I/ will try to improve the occasion by putting in a good word on/ behalf of the sacred cause./</text:p>
      <text:p text:style-name="P2"><text:tab/>Yours truly,/ S. MORAIS/</text:p>
      <text:p text:style-name="P2">Nov. 23rd, 1891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2:21:01.46</meta:creation-date>
    <dc:date>2011-11-29T12:42:12.13</dc:date>
    <dc:creator>Penn Libraries</dc:creator>
    <meta:editing-duration>PT00H06M0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399" meta:character-count="2554"/>
  </office:meta>
</office:document-meta>
</file>